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ohit Hindi" svg:font-family="'Lohit Hindi'"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3.6cm"/>
    </style:style>
    <style:style style:name="Table1.B" style:family="table-column">
      <style:table-column-properties style:column-width="3.413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2" style:family="table">
      <style:table-properties style:width="17.013cm" fo:margin-left="0cm" table:align="left"/>
    </style:style>
    <style:style style:name="Table2.A" style:family="table-column">
      <style:table-column-properties style:column-width="13.6cm"/>
    </style:style>
    <style:style style:name="Table2.B" style:family="table-column">
      <style:table-column-properties style:column-width="3.41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2.937cm"/>
    </style:style>
    <style:style style:name="Table3.B" style:family="table-column">
      <style:table-column-properties style:column-width="14.076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padding="0.097cm" fo:border="0.05pt solid #000000"/>
    </style:style>
    <style:style style:name="Table3.A2" style:family="table-cell">
      <style:table-cell-properties fo:background-color="#c0c0c0"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942cm"/>
    </style:style>
    <style:style style:name="Table4.B" style:family="table-column">
      <style:table-column-properties style:column-width="9.657cm"/>
    </style:style>
    <style:style style:name="Table4.C" style:family="table-column">
      <style:table-column-properties style:column-width="3.413cm"/>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13.6cm"/>
    </style:style>
    <style:style style:name="Table9.B" style:family="table-column">
      <style:table-column-properties style:column-width="3.413cm"/>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B1" style:family="table-cell">
      <style:table-cell-properties fo:background-color="#c0c0c0" fo:padding="0.097cm" fo:border="0.05pt solid #000000">
        <style:background-image/>
      </style:table-cell-properties>
    </style:style>
    <style:style style:name="Table10" style:family="table">
      <style:table-properties style:width="17.013cm" fo:margin-left="0cm" table:align="left"/>
    </style:style>
    <style:style style:name="Table10.A" style:family="table-column">
      <style:table-column-properties style:column-width="13.6cm"/>
    </style:style>
    <style:style style:name="Table10.B" style:family="table-column">
      <style:table-column-properties style:column-width="3.41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1" style:family="table">
      <style:table-properties style:width="17.013cm" fo:margin-left="0cm" table:align="left"/>
    </style:style>
    <style:style style:name="Table11.A" style:family="table-column">
      <style:table-column-properties style:column-width="2.937cm"/>
    </style:style>
    <style:style style:name="Table11.B" style:family="table-column">
      <style:table-column-properties style:column-width="14.076cm"/>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B1" style:family="table-cell">
      <style:table-cell-properties fo:padding="0.097cm" fo:border="0.05pt solid #000000"/>
    </style:style>
    <style:style style:name="Table11.A2" style:family="table-cell">
      <style:table-cell-properties fo:background-color="#c0c0c0" fo:padding="0.097cm" fo:border-left="0.05pt solid #000000" fo:border-right="none" fo:border-top="none" fo:border-bottom="0.05pt solid #000000">
        <style:background-image/>
      </style:table-cell-properties>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3.942cm"/>
    </style:style>
    <style:style style:name="Table12.B" style:family="table-column">
      <style:table-column-properties style:column-width="9.657cm"/>
    </style:style>
    <style:style style:name="Table12.C" style:family="table-column">
      <style:table-column-properties style:column-width="3.413cm"/>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C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13.6cm"/>
    </style:style>
    <style:style style:name="Table21.B" style:family="table-column">
      <style:table-column-properties style:column-width="3.413cm"/>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0c0c0" fo:padding="0.097cm" fo:border="0.05pt solid #000000">
        <style:background-image/>
      </style:table-cell-properties>
    </style:style>
    <style:style style:name="Table22" style:family="table">
      <style:table-properties style:width="17.013cm" fo:margin-left="0cm" table:align="left"/>
    </style:style>
    <style:style style:name="Table22.A" style:family="table-column">
      <style:table-column-properties style:column-width="13.6cm"/>
    </style:style>
    <style:style style:name="Table22.B" style:family="table-column">
      <style:table-column-properties style:column-width="3.413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3" style:family="table">
      <style:table-properties style:width="17.013cm" fo:margin-left="0cm" table:align="left"/>
    </style:style>
    <style:style style:name="Table23.A" style:family="table-column">
      <style:table-column-properties style:column-width="2.937cm"/>
    </style:style>
    <style:style style:name="Table23.B" style:family="table-column">
      <style:table-column-properties style:column-width="14.076cm"/>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B1" style:family="table-cell">
      <style:table-cell-properties fo:padding="0.097cm" fo:border="0.05pt solid #000000"/>
    </style:style>
    <style:style style:name="Table23.A2" style:family="table-cell">
      <style:table-cell-properties fo:background-color="#c0c0c0" fo:padding="0.097cm" fo:border-left="0.05pt solid #000000" fo:border-right="none" fo:border-top="none" fo:border-bottom="0.05pt solid #000000">
        <style:background-image/>
      </style:table-cell-properties>
    </style:style>
    <style:style style:name="Table23.B2" style:family="table-cell">
      <style:table-cell-properties fo:padding="0.097cm" fo:border-left="0.05pt solid #000000" fo:border-right="0.05pt solid #000000"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table:align="left"/>
    </style:style>
    <style:style style:name="Table24.A" style:family="table-column">
      <style:table-column-properties style:column-width="3.942cm"/>
    </style:style>
    <style:style style:name="Table24.B" style:family="table-column">
      <style:table-column-properties style:column-width="9.657cm"/>
    </style:style>
    <style:style style:name="Table24.C" style:family="table-column">
      <style:table-column-properties style:column-width="3.413cm"/>
    </style:style>
    <style:style style:name="Table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4.C1" style:family="table-cell">
      <style:table-cell-properties fo:background-color="#c0c0c0"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13.6cm"/>
    </style:style>
    <style:style style:name="Table33.B" style:family="table-column">
      <style:table-column-properties style:column-width="3.413cm"/>
    </style:style>
    <style:style style:name="Table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3.B1" style:family="table-cell">
      <style:table-cell-properties fo:background-color="#c0c0c0" fo:padding="0.097cm" fo:border="0.05pt solid #000000">
        <style:background-image/>
      </style:table-cell-properties>
    </style:style>
    <style:style style:name="Table34" style:family="table">
      <style:table-properties style:width="17.013cm" fo:margin-left="0cm" table:align="left"/>
    </style:style>
    <style:style style:name="Table34.A" style:family="table-column">
      <style:table-column-properties style:column-width="13.6cm"/>
    </style:style>
    <style:style style:name="Table34.B" style:family="table-column">
      <style:table-column-properties style:column-width="3.413cm"/>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013cm" fo:margin-left="0cm" table:align="left"/>
    </style:style>
    <style:style style:name="Table35.A" style:family="table-column">
      <style:table-column-properties style:column-width="2.937cm"/>
    </style:style>
    <style:style style:name="Table35.B" style:family="table-column">
      <style:table-column-properties style:column-width="14.076cm"/>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padding="0.097cm" fo:border="0.05pt solid #000000"/>
    </style:style>
    <style:style style:name="Table35.A2" style:family="table-cell">
      <style:table-cell-properties fo:background-color="#c0c0c0" fo:padding="0.097cm" fo:border-left="0.05pt solid #000000" fo:border-right="none" fo:border-top="none" fo:border-bottom="0.05pt solid #000000">
        <style:background-image/>
      </style:table-cell-properties>
    </style:style>
    <style:style style:name="Table35.B2" style:family="table-cell">
      <style:table-cell-properties fo:padding="0.097cm" fo:border-left="0.05pt solid #000000" fo:border-right="0.05pt solid #000000"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table:align="left"/>
    </style:style>
    <style:style style:name="Table36.A" style:family="table-column">
      <style:table-column-properties style:column-width="3.942cm"/>
    </style:style>
    <style:style style:name="Table36.B" style:family="table-column">
      <style:table-column-properties style:column-width="9.657cm"/>
    </style:style>
    <style:style style:name="Table36.C" style:family="table-column">
      <style:table-column-properties style:column-width="3.413cm"/>
    </style:style>
    <style:style style:name="Table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6.C1" style:family="table-cell">
      <style:table-cell-properties fo:background-color="#c0c0c0"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13.6cm"/>
    </style:style>
    <style:style style:name="Table53.B" style:family="table-column">
      <style:table-column-properties style:column-width="3.413cm"/>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4" style:family="table">
      <style:table-properties style:width="17.013cm" fo:margin-left="0cm" table:align="left"/>
    </style:style>
    <style:style style:name="Table54.A" style:family="table-column">
      <style:table-column-properties style:column-width="13.6cm"/>
    </style:style>
    <style:style style:name="Table54.B" style:family="table-column">
      <style:table-column-properties style:column-width="3.413cm"/>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5" style:family="table">
      <style:table-properties style:width="17.013cm" fo:margin-left="0cm" table:align="left"/>
    </style:style>
    <style:style style:name="Table55.A" style:family="table-column">
      <style:table-column-properties style:column-width="2.937cm"/>
    </style:style>
    <style:style style:name="Table55.B" style:family="table-column">
      <style:table-column-properties style:column-width="14.076cm"/>
    </style:style>
    <style:style style:name="Table5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5.B1" style:family="table-cell">
      <style:table-cell-properties fo:padding="0.097cm" fo:border="0.05pt solid #000000"/>
    </style:style>
    <style:style style:name="Table55.A2" style:family="table-cell">
      <style:table-cell-properties fo:background-color="#c0c0c0" fo:padding="0.097cm" fo:border-left="0.05pt solid #000000" fo:border-right="none" fo:border-top="none" fo:border-bottom="0.05pt solid #000000">
        <style:background-image/>
      </style:table-cell-properties>
    </style:style>
    <style:style style:name="Table55.B2" style:family="table-cell">
      <style:table-cell-properties fo:padding="0.097cm" fo:border-left="0.05pt solid #000000" fo:border-right="0.05pt solid #000000" fo:border-top="none" fo:border-bottom="0.05pt solid #000000"/>
    </style:style>
    <style:style style:name="Table55.B3"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3.942cm"/>
    </style:style>
    <style:style style:name="Table56.B" style:family="table-column">
      <style:table-column-properties style:column-width="9.657cm"/>
    </style:style>
    <style:style style:name="Table56.C" style:family="table-column">
      <style:table-column-properties style:column-width="3.413cm"/>
    </style:style>
    <style:style style:name="Table5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6.C1" style:family="table-cell">
      <style:table-cell-properties fo:background-color="#c0c0c0" fo:padding="0.097cm" fo:border="0.05pt solid #000000">
        <style:background-image/>
      </style:table-cell-properties>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none" fo:border-top="none" fo:border-bottom="0.05pt solid #000000"/>
    </style:style>
    <style:style style:name="Table56.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style:text-properties fo:language="da" fo:country="DK" fo:font-weight="normal" officeooo:rsid="00227bde" officeooo:paragraph-rsid="00227bde" style:font-weight-asian="normal" style:font-weight-complex="normal"/>
    </style:style>
    <style:style style:name="P2" style:family="paragraph" style:parent-style-name="Text_20_body">
      <style:paragraph-properties fo:line-height="150%"/>
      <style:text-properties fo:language="da" fo:country="DK" fo:font-weight="normal" officeooo:rsid="0016559e" officeooo:paragraph-rsid="0016559e" style:font-weight-asian="normal" style:font-weight-complex="normal"/>
    </style:style>
    <style:style style:name="P3" style:family="paragraph" style:parent-style-name="Text_20_body">
      <style:paragraph-properties fo:line-height="150%"/>
      <style:text-properties fo:language="da" fo:country="DK" officeooo:rsid="0010da64" officeooo:paragraph-rsid="0010da64"/>
    </style:style>
    <style:style style:name="P4" style:family="paragraph" style:parent-style-name="Text_20_body">
      <style:paragraph-properties fo:line-height="150%"/>
      <style:text-properties fo:language="da" fo:country="DK" officeooo:rsid="00135fe4" officeooo:paragraph-rsid="00147bc5"/>
    </style:style>
    <style:style style:name="P5" style:family="paragraph" style:parent-style-name="Text_20_body">
      <style:paragraph-properties fo:line-height="150%"/>
      <style:text-properties fo:font-weight="normal" officeooo:rsid="00170854" officeooo:paragraph-rsid="00170854" style:font-weight-asian="normal" style:font-weight-complex="normal"/>
    </style:style>
    <style:style style:name="P6" style:family="paragraph" style:parent-style-name="Text_20_body">
      <style:paragraph-properties fo:line-height="150%"/>
      <style:text-properties fo:font-weight="normal" officeooo:rsid="0016559e" officeooo:paragraph-rsid="0016559e" style:font-weight-asian="normal" style:font-weight-complex="normal"/>
    </style:style>
    <style:style style:name="P7" style:family="paragraph" style:parent-style-name="Text_20_body">
      <style:paragraph-properties fo:line-height="150%"/>
      <style:text-properties fo:font-weight="normal" officeooo:rsid="001ecbe3" officeooo:paragraph-rsid="001ecbe3" style:font-weight-asian="normal" style:font-weight-complex="normal"/>
    </style:style>
    <style:style style:name="P8" style:family="paragraph" style:parent-style-name="Text_20_body">
      <style:paragraph-properties fo:line-height="150%"/>
      <style:text-properties officeooo:rsid="00196cd2" officeooo:paragraph-rsid="002afce4"/>
    </style:style>
    <style:style style:name="P9" style:family="paragraph" style:parent-style-name="Text_20_body">
      <style:paragraph-properties fo:line-height="150%"/>
      <style:text-properties officeooo:rsid="00196cd2" officeooo:paragraph-rsid="002c5d1e"/>
    </style:style>
    <style:style style:name="P10" style:family="paragraph" style:parent-style-name="Text_20_body">
      <style:text-properties officeooo:paragraph-rsid="00380286"/>
    </style:style>
    <style:style style:name="P11" style:family="paragraph" style:parent-style-name="Table_20_Contents">
      <style:text-properties officeooo:rsid="0012136f" officeooo:paragraph-rsid="00367a39"/>
    </style:style>
    <style:style style:name="P12" style:family="paragraph" style:parent-style-name="Table_20_Contents">
      <style:text-properties officeooo:rsid="0012136f" officeooo:paragraph-rsid="00380286"/>
    </style:style>
    <style:style style:name="P13" style:family="paragraph" style:parent-style-name="Table_20_Contents">
      <style:text-properties officeooo:paragraph-rsid="00367a39"/>
    </style:style>
    <style:style style:name="P14" style:family="paragraph" style:parent-style-name="Table_20_Contents">
      <style:text-properties officeooo:rsid="001fae3c" officeooo:paragraph-rsid="00367a39"/>
    </style:style>
    <style:style style:name="P15" style:family="paragraph" style:parent-style-name="Table_20_Contents">
      <style:text-properties officeooo:rsid="001fae3c" officeooo:paragraph-rsid="00380286"/>
    </style:style>
    <style:style style:name="P16" style:family="paragraph" style:parent-style-name="Table_20_Contents">
      <style:text-properties officeooo:paragraph-rsid="00380286"/>
    </style:style>
    <style:style style:name="P17" style:family="paragraph" style:parent-style-name="Table_20_Contents">
      <style:text-properties officeooo:rsid="0019dfa1" officeooo:paragraph-rsid="00380286"/>
    </style:style>
    <style:style style:name="P18" style:family="paragraph" style:parent-style-name="Table_20_Contents">
      <style:text-properties officeooo:rsid="00380286" officeooo:paragraph-rsid="00380286"/>
    </style:style>
    <style:style style:name="P19" style:family="paragraph" style:parent-style-name="List_20_Paragraph">
      <style:paragraph-properties fo:margin-left="0cm" fo:margin-right="0cm" fo:line-height="150%" fo:text-indent="0cm" style:auto-text-indent="false"/>
      <style:text-properties officeooo:paragraph-rsid="0010da64"/>
    </style:style>
    <style:style style:name="P20" style:family="paragraph" style:parent-style-name="List_20_Paragraph">
      <style:paragraph-properties fo:margin-left="0cm" fo:margin-right="0cm" fo:line-height="150%" fo:text-indent="0cm" style:auto-text-indent="false"/>
      <style:text-properties fo:language="da" fo:country="DK" officeooo:paragraph-rsid="0010da64"/>
    </style:style>
    <style:style style:name="P21" style:family="paragraph" style:parent-style-name="Text_20_body">
      <style:paragraph-properties fo:line-height="150%"/>
      <style:text-properties fo:language="da" fo:country="DK" fo:font-weight="normal" officeooo:rsid="001857f2" officeooo:paragraph-rsid="001857f2" style:language-asian="zxx" style:country-asian="none" style:font-weight-asian="normal" style:language-complex="zxx" style:country-complex="none" style:font-weight-complex="normal"/>
    </style:style>
    <style:style style:name="P22" style:family="paragraph" style:parent-style-name="Text_20_body">
      <style:paragraph-properties fo:line-height="150%"/>
      <style:text-properties fo:language="da" fo:country="DK" fo:font-weight="normal" officeooo:rsid="001b38df" officeooo:paragraph-rsid="001b38df" style:language-asian="zxx" style:country-asian="none" style:font-weight-asian="normal" style:language-complex="zxx" style:country-complex="none" style:font-weight-complex="normal"/>
    </style:style>
    <style:style style:name="P23" style:family="paragraph" style:parent-style-name="Text_20_body">
      <style:paragraph-properties fo:line-height="150%"/>
      <style:text-properties fo:language="da" fo:country="DK" fo:font-weight="normal" officeooo:rsid="001b4a05" officeooo:paragraph-rsid="001b4a05" style:language-asian="zxx" style:country-asian="none" style:font-weight-asian="normal" style:language-complex="zxx" style:country-complex="none" style:font-weight-complex="normal"/>
    </style:style>
    <style:style style:name="P24" style:family="paragraph" style:parent-style-name="Text_20_body" style:list-style-name="L2">
      <style:paragraph-properties fo:line-height="150%"/>
      <style:text-properties fo:language="da" fo:country="DK" fo:font-weight="normal" officeooo:rsid="001b4a05" officeooo:paragraph-rsid="001b4a05" style:language-asian="zxx" style:country-asian="none" style:font-weight-asian="normal" style:language-complex="zxx" style:country-complex="none" style:font-weight-complex="normal"/>
    </style:style>
    <style:style style:name="P25" style:family="paragraph" style:parent-style-name="Text_20_body" style:list-style-name="L3">
      <style:paragraph-properties fo:line-height="150%"/>
      <style:text-properties fo:language="da" fo:country="DK" fo:font-weight="normal" officeooo:rsid="001b4a05" officeooo:paragraph-rsid="001b4a05" style:language-asian="zxx" style:country-asian="none" style:font-weight-asian="normal" style:language-complex="zxx" style:country-complex="none" style:font-weight-complex="normal"/>
    </style:style>
    <style:style style:name="P26" style:family="paragraph" style:parent-style-name="Text_20_body">
      <style:paragraph-properties fo:line-height="150%"/>
      <style:text-properties fo:language="da" fo:country="DK" fo:font-weight="normal" officeooo:paragraph-rsid="00282171" style:language-asian="zxx" style:country-asian="none" style:font-weight-asian="normal" style:language-complex="zxx" style:country-complex="none" style:font-weight-complex="normal"/>
    </style:style>
    <style:style style:name="P27" style:family="paragraph" style:parent-style-name="Text_20_body">
      <style:paragraph-properties fo:line-height="150%"/>
      <style:text-properties fo:language="da" fo:country="DK" fo:font-weight="normal" officeooo:rsid="00282171" officeooo:paragraph-rsid="00282171" style:language-asian="zxx" style:country-asian="none" style:font-weight-asian="normal" style:language-complex="zxx" style:country-complex="none" style:font-weight-complex="normal"/>
    </style:style>
    <style:style style:name="P28" style:family="paragraph" style:parent-style-name="Text_20_body" style:list-style-name="L4">
      <style:paragraph-properties fo:line-height="150%"/>
      <style:text-properties fo:language="da" fo:country="DK" officeooo:rsid="001b4a05" officeooo:paragraph-rsid="001b4a05" style:language-asian="zxx" style:country-asian="none" style:language-complex="zxx" style:country-complex="none"/>
    </style:style>
    <style:style style:name="P29" style:family="paragraph" style:parent-style-name="Text_20_body">
      <style:paragraph-properties fo:line-height="150%"/>
      <style:text-properties officeooo:paragraph-rsid="00401c23"/>
    </style:style>
    <style:style style:name="P30" style:family="paragraph" style:parent-style-name="List_20_Paragraph" style:list-style-name="L1">
      <style:paragraph-properties fo:margin-left="0cm" fo:margin-right="0cm" fo:line-height="150%" fo:text-indent="0cm" style:auto-text-indent="false"/>
      <style:text-properties fo:language="da" fo:country="DK" officeooo:rsid="00380286" officeooo:paragraph-rsid="00389dd3"/>
    </style:style>
    <style:style style:name="P31" style:family="paragraph" style:parent-style-name="List_20_Paragraph" style:list-style-name="L1">
      <style:paragraph-properties fo:margin-left="0cm" fo:margin-right="0cm" fo:line-height="150%" fo:text-indent="0cm" style:auto-text-indent="false"/>
      <style:text-properties fo:language="da" fo:country="DK" officeooo:rsid="00380286" officeooo:paragraph-rsid="00147bc5"/>
    </style:style>
    <style:style style:name="P32" style:family="paragraph" style:parent-style-name="List_20_Paragraph" style:list-style-name="L1">
      <style:paragraph-properties fo:margin-left="0cm" fo:margin-right="0cm" fo:line-height="150%" fo:text-indent="0cm" style:auto-text-indent="false"/>
      <style:text-properties fo:language="da" fo:country="DK" officeooo:paragraph-rsid="0010da64"/>
    </style:style>
    <style:style style:name="P33" style:family="paragraph" style:parent-style-name="List_20_Paragraph" style:list-style-name="L1">
      <style:paragraph-properties fo:margin-left="0cm" fo:margin-right="0cm" fo:line-height="150%" fo:text-indent="0cm" style:auto-text-indent="false"/>
      <style:text-properties fo:language="da" fo:country="DK" officeooo:paragraph-rsid="003bea3b"/>
    </style:style>
    <style:style style:name="P34" style:family="paragraph" style:parent-style-name="List_20_Paragraph" style:list-style-name="L1">
      <style:paragraph-properties fo:margin-left="0cm" fo:margin-right="0cm" fo:line-height="150%" fo:text-indent="0cm" style:auto-text-indent="false"/>
      <style:text-properties fo:language="da" fo:country="DK" officeooo:rsid="00389dd3" officeooo:paragraph-rsid="00389dd3"/>
    </style:style>
    <style:style style:name="P35" style:family="paragraph" style:parent-style-name="List_20_Paragraph" style:list-style-name="L1">
      <style:paragraph-properties fo:margin-left="0cm" fo:margin-right="0cm" fo:line-height="150%" fo:text-indent="0cm" style:auto-text-indent="false"/>
      <style:text-properties fo:language="da" fo:country="DK" fo:font-weight="normal" officeooo:rsid="00389dd3" officeooo:paragraph-rsid="00401c23" style:font-weight-asian="normal" style:font-weight-complex="normal"/>
    </style:style>
    <style:style style:name="P36" style:family="paragraph" style:parent-style-name="List_20_Paragraph" style:list-style-name="L1">
      <style:paragraph-properties fo:margin-left="0cm" fo:margin-right="0cm" fo:line-height="150%" fo:text-indent="0cm" style:auto-text-indent="false"/>
      <style:text-properties fo:language="da" fo:country="DK" officeooo:rsid="003c5920" officeooo:paragraph-rsid="003c5920"/>
    </style:style>
    <style:style style:name="P37" style:family="paragraph" style:parent-style-name="List_20_Paragraph" style:list-style-name="L1">
      <style:paragraph-properties fo:margin-left="0cm" fo:margin-right="0cm" fo:line-height="150%" fo:text-indent="0cm" style:auto-text-indent="false"/>
      <style:text-properties officeooo:paragraph-rsid="00389dd3"/>
    </style:style>
    <style:style style:name="P38" style:family="paragraph" style:parent-style-name="List_20_Paragraph" style:list-style-name="L1">
      <style:paragraph-properties fo:margin-left="0cm" fo:margin-right="0cm" fo:line-height="150%" fo:text-indent="0cm" style:auto-text-indent="false"/>
      <style:text-properties officeooo:paragraph-rsid="00380286"/>
    </style:style>
    <style:style style:name="P39" style:family="paragraph" style:parent-style-name="Heading_20_1">
      <style:paragraph-properties fo:line-height="150%"/>
      <style:text-properties fo:language="da" fo:country="DK"/>
    </style:style>
    <style:style style:name="P40" style:family="paragraph" style:parent-style-name="Heading_20_1">
      <style:paragraph-properties fo:line-height="150%"/>
      <style:text-properties fo:language="da" fo:country="DK" officeooo:rsid="0010da64" officeooo:paragraph-rsid="0010da64"/>
    </style:style>
    <style:style style:name="P41" style:family="paragraph" style:parent-style-name="Heading_20_1">
      <style:paragraph-properties fo:line-height="150%"/>
      <style:text-properties fo:language="da" fo:country="DK" officeooo:rsid="00147bc5" officeooo:paragraph-rsid="00147bc5"/>
    </style:style>
    <style:style style:name="P42" style:family="paragraph" style:parent-style-name="Heading_20_1">
      <style:paragraph-properties fo:line-height="150%"/>
      <style:text-properties fo:language="da" fo:country="DK" fo:font-weight="bold" officeooo:rsid="0016559e" officeooo:paragraph-rsid="0016559e" style:language-asian="zxx" style:country-asian="none" style:font-weight-asian="bold" style:language-complex="zxx" style:country-complex="none" style:font-weight-complex="bold"/>
    </style:style>
    <style:style style:name="P43" style:family="paragraph" style:parent-style-name="Heading_20_1">
      <style:paragraph-properties fo:line-height="150%"/>
      <style:text-properties fo:language="da" fo:country="DK" officeooo:paragraph-rsid="0017a4c1" style:language-asian="zxx" style:country-asian="none" style:language-complex="zxx" style:country-complex="none"/>
    </style:style>
    <style:style style:name="P44" style:family="paragraph" style:parent-style-name="Heading_20_1">
      <style:paragraph-properties fo:line-height="150%"/>
      <style:text-properties officeooo:rsid="00196cd2" officeooo:paragraph-rsid="00196cd2"/>
    </style:style>
    <style:style style:name="P45" style:family="paragraph" style:parent-style-name="Heading_20_1">
      <style:paragraph-properties fo:line-height="150%"/>
      <style:text-properties fo:font-weight="bold" officeooo:rsid="0016559e" officeooo:paragraph-rsid="0016559e" style:font-weight-asian="bold" style:font-weight-complex="bold"/>
    </style:style>
    <style:style style:name="P46" style:family="paragraph" style:parent-style-name="Heading_20_3">
      <style:paragraph-properties fo:line-height="150%"/>
      <style:text-properties fo:language="da" fo:country="DK" style:language-asian="zxx" style:country-asian="none" style:language-complex="zxx" style:country-complex="none"/>
    </style:style>
    <style:style style:name="T1" style:family="text">
      <style:text-properties officeooo:rsid="00147bc5"/>
    </style:style>
    <style:style style:name="T2" style:family="text">
      <style:text-properties fo:font-weight="normal" officeooo:rsid="00147bc5" style:font-weight-asian="normal" style:font-weight-complex="normal"/>
    </style:style>
    <style:style style:name="T3" style:family="text">
      <style:text-properties fo:font-weight="normal" officeooo:rsid="0010da64" style:font-weight-asian="normal" style:font-weight-complex="normal"/>
    </style:style>
    <style:style style:name="T4" style:family="text">
      <style:text-properties fo:font-weight="normal" officeooo:rsid="0016559e" style:font-weight-asian="normal" style:font-weight-complex="normal"/>
    </style:style>
    <style:style style:name="T5" style:family="text">
      <style:text-properties fo:font-weight="normal" officeooo:rsid="001f87cb" style:font-weight-asian="normal" style:font-weight-complex="normal"/>
    </style:style>
    <style:style style:name="T6" style:family="text">
      <style:text-properties fo:font-weight="normal" officeooo:rsid="003bea3b" style:font-weight-asian="normal" style:font-weight-complex="normal"/>
    </style:style>
    <style:style style:name="T7" style:family="text">
      <style:text-properties fo:language="da" fo:country="DK" officeooo:rsid="0010da64"/>
    </style:style>
    <style:style style:name="T8" style:family="text">
      <style:text-properties fo:language="da" fo:country="DK" officeooo:rsid="0011d448"/>
    </style:style>
    <style:style style:name="T9" style:family="text">
      <style:text-properties fo:language="da" fo:country="DK" officeooo:rsid="00380286"/>
    </style:style>
    <style:style style:name="T10" style:family="text">
      <style:text-properties fo:language="da" fo:country="DK" fo:font-weight="normal" officeooo:rsid="00380286" style:font-weight-asian="normal" style:font-weight-complex="normal"/>
    </style:style>
    <style:style style:name="T11" style:family="text">
      <style:text-properties fo:language="da" fo:country="DK" fo:font-weight="normal" officeooo:rsid="00389dd3" style:font-weight-asian="normal" style:font-weight-complex="normal"/>
    </style:style>
    <style:style style:name="T12" style:family="text">
      <style:text-properties fo:language="da" fo:country="DK" fo:font-weight="normal" officeooo:rsid="003a59a7" style:font-weight-asian="normal" style:font-weight-complex="normal"/>
    </style:style>
    <style:style style:name="T13" style:family="text">
      <style:text-properties fo:language="da" fo:country="DK" fo:font-weight="normal" officeooo:rsid="00401c23" style:font-weight-asian="normal" style:font-weight-complex="normal"/>
    </style:style>
    <style:style style:name="T14" style:family="text">
      <style:text-properties fo:language="da" fo:country="DK" officeooo:rsid="003c0ee6"/>
    </style:style>
    <style:style style:name="T15" style:family="text">
      <style:text-properties fo:language="da" fo:country="DK" officeooo:rsid="003f03e5"/>
    </style:style>
    <style:style style:name="T16" style:family="text">
      <style:text-properties fo:language="da" fo:country="DK" officeooo:rsid="00401c23"/>
    </style:style>
    <style:style style:name="T17" style:family="text">
      <style:text-properties fo:font-weight="bold" officeooo:rsid="0017a4c1" style:font-weight-asian="bold" style:font-weight-complex="bold"/>
    </style:style>
    <style:style style:name="T18" style:family="text">
      <style:text-properties fo:font-weight="bold" officeooo:rsid="001b38df" style:font-weight-asian="bold" style:font-weight-complex="bold"/>
    </style:style>
    <style:style style:name="T19" style:family="text">
      <style:text-properties fo:font-weight="bold" officeooo:rsid="002627e8" style:font-weight-asian="bold" style:font-weight-complex="bold"/>
    </style:style>
    <style:style style:name="T20" style:family="text">
      <style:text-properties fo:font-weight="bold" officeooo:rsid="001857f2" style:font-weight-asian="bold" style:font-weight-complex="bold"/>
    </style:style>
    <style:style style:name="T21" style:family="text">
      <style:text-properties officeooo:rsid="001ecbe3"/>
    </style:style>
    <style:style style:name="T22" style:family="text">
      <style:text-properties officeooo:rsid="002afce4"/>
    </style:style>
    <style:style style:name="T23" style:family="text">
      <style:text-properties officeooo:rsid="002c5d1e"/>
    </style:style>
    <style:style style:name="T24" style:family="text">
      <style:text-properties officeooo:rsid="002d85ab"/>
    </style:style>
    <style:style style:name="T25" style:family="text">
      <style:text-properties officeooo:rsid="002e8b62"/>
    </style:style>
    <style:style style:name="T26" style:family="text">
      <style:text-properties officeooo:rsid="002fac40"/>
    </style:style>
    <style:style style:name="T27" style:family="text">
      <style:text-properties officeooo:rsid="0030a386"/>
    </style:style>
    <style:style style:name="T28" style:family="text">
      <style:text-properties officeooo:rsid="00321144"/>
    </style:style>
    <style:style style:name="T29" style:family="text">
      <style:text-properties officeooo:rsid="0032f44c"/>
    </style:style>
    <style:style style:name="T30" style:family="text">
      <style:text-properties officeooo:rsid="0034df47"/>
    </style:style>
    <style:style style:name="T31" style:family="text">
      <style:text-properties officeooo:rsid="0012136f"/>
    </style:style>
    <style:style style:name="T32" style:family="text">
      <style:text-properties officeooo:rsid="00380286"/>
    </style:style>
    <style:style style:name="T33" style:family="text">
      <style:text-properties officeooo:rsid="00149728"/>
    </style:style>
    <style:style style:name="T34" style:family="text">
      <style:text-properties officeooo:rsid="001614b7"/>
    </style:style>
    <style:style style:name="T35" style:family="text">
      <style:text-properties officeooo:rsid="0019dfa1"/>
    </style:style>
    <style:style style:name="T36" style:family="text">
      <style:text-properties officeooo:rsid="001fabcc"/>
    </style:style>
    <style:style style:name="T37" style:family="text">
      <style:text-properties officeooo:rsid="00195349"/>
    </style:style>
    <style:style style:name="T38" style:family="text">
      <style:text-properties officeooo:rsid="001dbd52"/>
    </style:style>
    <style:style style:name="T39" style:family="text">
      <style:text-properties officeooo:rsid="00389dd3"/>
    </style:style>
    <style:style style:name="T40" style:family="text">
      <style:text-properties officeooo:rsid="00401c23"/>
    </style:style>
    <style:style style:name="T41" style:family="text">
      <style:text-properties officeooo:rsid="00412a98"/>
    </style:style>
    <style:style style:name="T42" style:family="text">
      <style:text-properties officeooo:rsid="002627e8"/>
    </style:style>
    <style:style style:name="T43" style:family="text">
      <style:text-properties officeooo:rsid="00282171"/>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Første Sprint</text:h>
      <text:p text:style-name="P3">Det første sprint strakte sig fra mandag d 2. december til fredag d 6. december 2013. Hovedformålet med dette sprint var at etablere systemstrukturen fra databasen helt op til den grafiske brugergrænseflade, der i vores tilfælde var en hjemmeside. Det var vigtigt for os, at programmets struktur hurtigt blev fastlagt, for at undgå alt for meget refactoring senere. </text:p>
      <text:h text:style-name="P40" text:outline-level="1">Stories</text:h>
      <text:p text:style-name="P29"><text:span text:style-name="T7">Ugen startede med at vi skulle identificere hvilke stories der skulle laves i sprintet. </text:span><text:span text:style-name="T15">Opgaverne i sprint 1 var udvalgt til at danne grundlag for den senere funktionalitet </text:span><text:span text:style-name="T16">i</text:span><text:span text:style-name="T15"> kommende sprint. </text:span><text:span text:style-name="T16">Herudover ville disse opgaver også forhindre for meget dummy-data i koden</text:span><text:span text:style-name="T15">.</text:span><text:span text:style-name="T7"> "Opret bruger", "Overføre penge til konto" og "Bruger og administrator roller". Herefter valgte vi 2 storries, der indeholdt kernefunktionaliteten for systemet. Enten i form af sikkerhed i systemet: "Kryptering af følsomme data" eller metoden som skulle stå for at regne ud hvor mange zoner man havde gennemrejst: "Graf-service". Alle storries blev udfyldt på </text:span><text:span text:style-name="T8">de udleverede ark, som skulle sikre at værdien af en enkelt story var klar for brugeren.</text:span></text:p>
      <table:table table:name="Table1" table:style-name="Table1">
        <table:table-column table:style-name="Table1.A"/>
        <table:table-column table:style-name="Table1.B"/>
        <table:table-row>
          <table:table-cell table:style-name="Table1.A1" office:value-type="string">
            <text:p text:style-name="P11"><text:s/>Story Name: </text:p>
          </table:table-cell>
          <table:table-cell table:style-name="Table1.B1" office:value-type="string">
            <text:p text:style-name="P11"><text:s/>ID:</text:p>
          </table:table-cell>
        </table:table-row>
      </table:table>
      <table:table table:name="Table2" table:style-name="Table2">
        <table:table-column table:style-name="Table2.A"/>
        <table:table-column table:style-name="Table2.B"/>
        <table:table-row>
          <table:table-cell table:style-name="Table2.A1" office:value-type="string">
            <text:p text:style-name="P13"><text:s/><text:span text:style-name="T31">Opret bruger</text:span></text:p>
          </table:table-cell>
          <table:table-cell table:style-name="Table2.B1" office:value-type="string">
            <text:p text:style-name="P13"><text:s/><text:span text:style-name="T31">1</text:span></text:p>
          </table:table-cell>
        </table:table-row>
      </table:table>
      <table:table table:name="Table3" table:style-name="Table3">
        <table:table-column table:style-name="Table3.A"/>
        <table:table-column table:style-name="Table3.B"/>
        <table:table-row>
          <table:table-cell table:style-name="Table3.A1" office:value-type="string">
            <text:p text:style-name="P11"><text:s/>As a</text:p>
          </table:table-cell>
          <table:table-cell table:style-name="Table3.B1" office:value-type="string">
            <text:p text:style-name="P13"><text:s/><text:span text:style-name="T31">Bruger</text:span></text:p>
          </table:table-cell>
        </table:table-row>
        <table:table-row>
          <table:table-cell table:style-name="Table3.A2" office:value-type="string">
            <text:p text:style-name="P11"><text:s/>I want to</text:p>
          </table:table-cell>
          <table:table-cell table:style-name="Table3.B3" office:value-type="string">
            <text:p text:style-name="P13"><text:s/><text:span text:style-name="T31">Oprette mig på hjemmesiden</text:span></text:p>
          </table:table-cell>
        </table:table-row>
        <table:table-row>
          <table:table-cell table:style-name="Table3.A2" office:value-type="string">
            <text:p text:style-name="P11"><text:s/>So that</text:p>
          </table:table-cell>
          <table:table-cell table:style-name="Table3.B3" office:value-type="string">
            <text:p text:style-name="P13"><text:s/><text:span text:style-name="T31">Jeg kan bestille rejsekortet</text:span></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11"><text:s/>Estimate:</text:p>
          </table:table-cell>
          <table:table-cell table:style-name="Table4.A1" office:value-type="string">
            <text:p text:style-name="P11"><text:s/>Actual:</text:p>
          </table:table-cell>
          <table:table-cell table:style-name="Table4.C1" office:value-type="string">
            <text:p text:style-name="P11"><text:s/>Priority:</text:p>
          </table:table-cell>
        </table:table-row>
        <table:table-row>
          <table:table-cell table:style-name="Table4.A2" office:value-type="string">
            <text:p text:style-name="P14">3</text:p>
          </table:table-cell>
          <table:table-cell table:style-name="Table4.B2" office:value-type="string">
            <text:p text:style-name="P18"/>
          </table:table-cell>
          <table:table-cell table:style-name="Table4.C2" office:value-type="string">
            <text:p text:style-name="P14">2</text:p>
          </table:table-cell>
        </table:table-row>
      </table:table>
      <text:list xml:id="list27630256" text:style-name="L1">
        <text:list-item>
          <text:list>
            <text:list-item>
              <text:list>
                <text:list-header>
                  <text:p text:style-name="P30">I denne story ønskede vi at bruger<text:span text:style-name="T40">en</text:span> skulle være i stand til at oprette sig på sig på vores hjemmeside. <text:span text:style-name="T40">Systemet skulle have den understøttende funktionalitet til at gemme</text:span> oplysningerne i databasen. Der skulle være validering af inputfelterne, så<text:span text:style-name="T40">ledes</text:span> at de indtastede oplysninger overholdt de formalia, vi havde stillet. (Personnumre skal være 10 cifre lange, telefonnumre skal være 8 cifre<text:span text:style-name="T40">, mm. </text:span>). Vi ønskede derudover også automatisk at hente brugerens by ud, når man indtastede sit postnummer. For at gøre dette skulle alle postnumre og byer gemmes i databasen, og hente det tilsvarende bynavn ud, når man indtastede postnummeret. Bruger objektet skrækker sig over flere tabeller i databasen. Som en del af denne story skulle der derfor også aftales design <text:span text:style-name="T40">af</text:span>, samt sammenhængen mellem disse tabeller. </text:p>
                  <text:p text:style-name="P37"><text:span text:style-name="T11">Det var oprindeligt ikke tiltænkt, at der skulle par-programmeres på denne story. Men pga. problemer med at få vores ORM til at virke, </text:span><text:span text:style-name="T12">blev det nødvendigt.</text:span><text:span text:style-name="T11"> </text:span><text:span text:style-name="T10">Vi kom til et punkt, hvor at det </text:span><text:soft-page-break/><text:span text:style-name="T10">var nødvendigt at få det lavet, for ikke at falde bagud. Vi valgte derfor at sætte ekstra ressourcer på opgaven, </text:span><text:span text:style-name="T13">for at få løst problemet</text:span><text:span text:style-name="T10">.</text:span></text:p>
                  <text:p text:style-name="P31"/>
                </text:list-header>
              </text:list>
            </text:list-item>
          </text:list>
        </text:list-item>
      </text:list>
      <table:table table:name="Table9" table:style-name="Table9">
        <table:table-column table:style-name="Table9.A"/>
        <table:table-column table:style-name="Table9.B"/>
        <table:table-row>
          <table:table-cell table:style-name="Table9.A1" office:value-type="string">
            <text:p text:style-name="P12"><text:s/>Story Name: </text:p>
          </table:table-cell>
          <table:table-cell table:style-name="Table9.B1" office:value-type="string">
            <text:p text:style-name="P12"><text:s/>ID:</text:p>
          </table:table-cell>
        </table:table-row>
      </table:table>
      <table:table table:name="Table10" table:style-name="Table10">
        <table:table-column table:style-name="Table10.A"/>
        <table:table-column table:style-name="Table10.B"/>
        <table:table-row>
          <table:table-cell table:style-name="Table10.A1" office:value-type="string">
            <text:p text:style-name="P16"><text:s/><text:span text:style-name="T31">Kryptering af følsomme data</text:span></text:p>
          </table:table-cell>
          <table:table-cell table:style-name="Table10.B1" office:value-type="string">
            <text:p text:style-name="P16"><text:s/><text:span text:style-name="T31">3</text:span></text:p>
          </table:table-cell>
        </table:table-row>
      </table:table>
      <table:table table:name="Table11" table:style-name="Table11">
        <table:table-column table:style-name="Table11.A"/>
        <table:table-column table:style-name="Table11.B"/>
        <table:table-row>
          <table:table-cell table:style-name="Table11.A1" office:value-type="string">
            <text:p text:style-name="P12"><text:s/>As a</text:p>
          </table:table-cell>
          <table:table-cell table:style-name="Table11.B1" office:value-type="string">
            <text:p text:style-name="P16"><text:s/><text:span text:style-name="T31">Bruger</text:span></text:p>
          </table:table-cell>
        </table:table-row>
        <table:table-row>
          <table:table-cell table:style-name="Table11.A2" office:value-type="string">
            <text:p text:style-name="P12"><text:s/>I want to</text:p>
          </table:table-cell>
          <table:table-cell table:style-name="Table11.B3" office:value-type="string">
            <text:p text:style-name="P16"><text:s/><text:span text:style-name="T31">Vide at mine oplysninger bliver beskyttet</text:span></text:p>
          </table:table-cell>
        </table:table-row>
        <table:table-row>
          <table:table-cell table:style-name="Table11.A2" office:value-type="string">
            <text:p text:style-name="P12"><text:s/>So that</text:p>
          </table:table-cell>
          <table:table-cell table:style-name="Table11.B3" office:value-type="string">
            <text:p text:style-name="P16"><text:s/><text:span text:style-name="T31">Jeg føler mig tryg ved at bruge systemet </text:span></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P12"><text:s/>Estimate:</text:p>
          </table:table-cell>
          <table:table-cell table:style-name="Table12.A1" office:value-type="string">
            <text:p text:style-name="P12"><text:s/>Actual:</text:p>
          </table:table-cell>
          <table:table-cell table:style-name="Table12.C1" office:value-type="string">
            <text:p text:style-name="P12"><text:s/>Priority:</text:p>
          </table:table-cell>
        </table:table-row>
        <table:table-row>
          <table:table-cell table:style-name="Table12.A2" office:value-type="string">
            <text:p text:style-name="P15">5</text:p>
          </table:table-cell>
          <table:table-cell table:style-name="Table12.B2" office:value-type="string">
            <text:p text:style-name="P16"/>
          </table:table-cell>
          <table:table-cell table:style-name="Table12.C2" office:value-type="string">
            <text:p text:style-name="P15">3</text:p>
          </table:table-cell>
        </table:table-row>
      </table:table>
      <text:list xml:id="list28376785" text:continue-numbering="true" text:style-name="L1">
        <text:list-item>
          <text:list>
            <text:list-item>
              <text:list>
                <text:list-header>
                  <text:p text:style-name="P32"><text:span text:style-name="T32">Vi ønskede med denne story, at repræsentere sikkerhed i systemet ved at kryptere de mest kritiske personoplysninger i systemet: Personnummeret og password. </text:span><text:span text:style-name="T27">Der sk</text:span><text:span text:style-name="T32">u</text:span><text:span text:style-name="T27">l</text:span><text:span text:style-name="T32">le</text:span><text:span text:style-name="T27"> implementeres en klasse, der k</text:span><text:span text:style-name="T32">u</text:span><text:span text:style-name="T27">n</text:span><text:span text:style-name="T32">ne</text:span><text:span text:style-name="T27"> kryptere brugerens personnummer ved </text:span><text:span text:style-name="T32">brug</text:span><text:span text:style-name="T27"> af</text:span> AES-<text:span text:style-name="T1">256 </text:span><text:span text:style-name="T32">krypteringen</text:span><text:span text:style-name="T1">, </text:span><text:span text:style-name="T28">samt en klasse der ved hjælp af </text:span><text:span text:style-name="T32">den dertilhørende</text:span><text:span text:style-name="T28"> nøglen k</text:span><text:span text:style-name="T32">u</text:span><text:span text:style-name="T28">n</text:span><text:span text:style-name="T32">ne</text:span><text:span text:style-name="T28"> dekryptere koden.</text:span> <text:span text:style-name="T27">Her ud over sk</text:span><text:span text:style-name="T32">u</text:span><text:span text:style-name="T27">l</text:span><text:span text:style-name="T32">le</text:span><text:span text:style-name="T27"> der laves et</text:span><text:span text:style-name="T1"> </text:span>”salted hash” af password. </text:p>
                </text:list-header>
              </text:list>
            </text:list-item>
          </text:list>
        </text:list-item>
      </text:list>
      <text:p text:style-name="P19"/>
      <table:table table:name="Table21" table:style-name="Table21">
        <table:table-column table:style-name="Table21.A"/>
        <table:table-column table:style-name="Table21.B"/>
        <table:table-row>
          <table:table-cell table:style-name="Table21.A1" office:value-type="string">
            <text:p text:style-name="P12"><text:s/>Story Name: </text:p>
          </table:table-cell>
          <table:table-cell table:style-name="Table21.B1" office:value-type="string">
            <text:p text:style-name="P12"><text:s/>ID:</text:p>
          </table:table-cell>
        </table:table-row>
      </table:table>
      <table:table table:name="Table22" table:style-name="Table22">
        <table:table-column table:style-name="Table22.A"/>
        <table:table-column table:style-name="Table22.B"/>
        <table:table-row>
          <table:table-cell table:style-name="Table22.A1" office:value-type="string">
            <text:p text:style-name="P16"><text:s/><text:span text:style-name="T33">Overfør penge til konto</text:span></text:p>
          </table:table-cell>
          <table:table-cell table:style-name="Table22.B1" office:value-type="string">
            <text:p text:style-name="P16"><text:s/><text:span text:style-name="T33">6</text:span></text:p>
          </table:table-cell>
        </table:table-row>
      </table:table>
      <table:table table:name="Table23" table:style-name="Table23">
        <table:table-column table:style-name="Table23.A"/>
        <table:table-column table:style-name="Table23.B"/>
        <table:table-row>
          <table:table-cell table:style-name="Table23.A1" office:value-type="string">
            <text:p text:style-name="P12"><text:s/>As a</text:p>
          </table:table-cell>
          <table:table-cell table:style-name="Table23.B1" office:value-type="string">
            <text:p text:style-name="P16"><text:s/><text:span text:style-name="T33">Bruger</text:span> </text:p>
          </table:table-cell>
        </table:table-row>
        <table:table-row>
          <table:table-cell table:style-name="Table23.A2" office:value-type="string">
            <text:p text:style-name="P12"><text:s/>I want to</text:p>
          </table:table-cell>
          <table:table-cell table:style-name="Table23.B3" office:value-type="string">
            <text:p text:style-name="P16"><text:s/><text:span text:style-name="T33">Indbetale penge på kortet</text:span></text:p>
          </table:table-cell>
        </table:table-row>
        <table:table-row>
          <table:table-cell table:style-name="Table23.A2" office:value-type="string">
            <text:p text:style-name="P12"><text:s/>So that</text:p>
          </table:table-cell>
          <table:table-cell table:style-name="Table23.B3" office:value-type="string">
            <text:p text:style-name="P16"><text:s/><text:span text:style-name="T33">Jeg kan fortsætte med at rejse </text:span></text:p>
          </table:table-cell>
        </table:table-row>
      </table:table>
      <table:table table:name="Table24" table:style-name="Table24">
        <table:table-column table:style-name="Table24.A"/>
        <table:table-column table:style-name="Table24.B"/>
        <table:table-column table:style-name="Table24.C"/>
        <table:table-row>
          <table:table-cell table:style-name="Table24.A1" office:value-type="string">
            <text:p text:style-name="P12"><text:s/>Estimate:</text:p>
          </table:table-cell>
          <table:table-cell table:style-name="Table24.A1" office:value-type="string">
            <text:p text:style-name="P12"><text:s/>Actual:</text:p>
          </table:table-cell>
          <table:table-cell table:style-name="Table24.C1" office:value-type="string">
            <text:p text:style-name="P12"><text:s/>Priority:</text:p>
          </table:table-cell>
        </table:table-row>
        <table:table-row>
          <table:table-cell table:style-name="Table24.A2" office:value-type="string">
            <text:p text:style-name="P15">2</text:p>
          </table:table-cell>
          <table:table-cell table:style-name="Table24.B2" office:value-type="string">
            <text:p text:style-name="P16"/>
          </table:table-cell>
          <table:table-cell table:style-name="Table24.C2" office:value-type="string">
            <text:p text:style-name="P15">5</text:p>
          </table:table-cell>
        </table:table-row>
      </table:table>
      <text:list xml:id="list28366978" text:continue-numbering="true" text:style-name="L1">
        <text:list-item>
          <text:list>
            <text:list-item>
              <text:list>
                <text:list-header>
                  <text:p text:style-name="P38"><text:span text:style-name="T9">I denne story ville vi gøre det muligt for brugeren at indbetale penge til rejsekortet. Vi lavede et view på web-klienten, som skulle tage sig af dette. Der skulle være validering på kortnummeret, der bliver brugt (vi gemmer dog </text:span><text:span text:style-name="T16">ikke</text:span><text:span text:style-name="T9"> kortnummeret). I databasen skulle der oprettes en tabel som holdt styr på alle indbetalingerne. Som en del af det view, der var på web-klienten skulle man også kunne se ens saldo </text:span><text:span text:style-name="T16">blive live-opdateret</text:span><text:span text:style-name="T9">. Det vil sige at, der skulle laves en metode, som kunne summere alle indbetalinger og hævninger på en bestemt brugers konto, i forbindelse med en ny indbetaling. </text:span><text:span text:style-name="T14">Dette blev et eksempel på refactoring, da vi i starten af denne story ikke havde en måde at hæve penge på brugerens konto. </text:span><text:span text:style-name="T16">Først da vi havde </text:span><text:span text:style-name="T14">funktionaliteten </text:span><text:span text:style-name="T16">til at hæve fra en konto blev tilføjet, skrev vi koden om</text:span><text:span text:style-name="T14">.</text:span></text:p>
                </text:list-header>
              </text:list>
            </text:list-item>
          </text:list>
        </text:list-item>
      </text:list>
      <text:p text:style-name="P20"/>
      <table:table table:name="Table33" table:style-name="Table33">
        <table:table-column table:style-name="Table33.A"/>
        <table:table-column table:style-name="Table33.B"/>
        <table:table-row>
          <table:table-cell table:style-name="Table33.A1" office:value-type="string">
            <text:p text:style-name="P12"><text:s/>Story Name: </text:p>
          </table:table-cell>
          <table:table-cell table:style-name="Table33.B1" office:value-type="string">
            <text:p text:style-name="P12"><text:s/>ID:</text:p>
          </table:table-cell>
        </table:table-row>
      </table:table>
      <table:table table:name="Table34" table:style-name="Table34">
        <table:table-column table:style-name="Table34.A"/>
        <table:table-column table:style-name="Table34.B"/>
        <table:table-row>
          <table:table-cell table:style-name="Table34.A1" office:value-type="string">
            <text:p text:style-name="P16"><text:s/><text:span text:style-name="T34">Bruger og Administrator roller</text:span></text:p>
          </table:table-cell>
          <table:table-cell table:style-name="Table34.B1" office:value-type="string">
            <text:p text:style-name="P16"><text:s/><text:span text:style-name="T34">9</text:span></text:p>
          </table:table-cell>
        </table:table-row>
      </table:table>
      <table:table table:name="Table35" table:style-name="Table35">
        <table:table-column table:style-name="Table35.A"/>
        <table:table-column table:style-name="Table35.B"/>
        <table:table-row>
          <table:table-cell table:style-name="Table35.A1" office:value-type="string">
            <text:p text:style-name="P12"><text:s/>As a</text:p>
          </table:table-cell>
          <table:table-cell table:style-name="Table35.B1" office:value-type="string">
            <text:p text:style-name="P16"><text:s/><text:span text:style-name="T34">Administrator</text:span></text:p>
          </table:table-cell>
        </table:table-row>
        <text:soft-page-break/>
        <table:table-row>
          <table:table-cell table:style-name="Table35.A2" office:value-type="string">
            <text:p text:style-name="P12"><text:s/>I want to</text:p>
          </table:table-cell>
          <table:table-cell table:style-name="Table35.B3" office:value-type="string">
            <text:p text:style-name="P16"><text:s/><text:span text:style-name="T34">Have andre rettigheder og muligheder i systemet end brugerne</text:span></text:p>
          </table:table-cell>
        </table:table-row>
        <table:table-row>
          <table:table-cell table:style-name="Table35.A2" office:value-type="string">
            <text:p text:style-name="P12"><text:s/>So that</text:p>
          </table:table-cell>
          <table:table-cell table:style-name="Table35.B3" office:value-type="string">
            <text:p text:style-name="P16"><text:s/><text:span text:style-name="T34">Så man kan styre systemet som administrator</text:span></text:p>
          </table:table-cell>
        </table:table-row>
      </table:table>
      <table:table table:name="Table36" table:style-name="Table36">
        <table:table-column table:style-name="Table36.A"/>
        <table:table-column table:style-name="Table36.B"/>
        <table:table-column table:style-name="Table36.C"/>
        <table:table-row>
          <table:table-cell table:style-name="Table36.A1" office:value-type="string">
            <text:p text:style-name="P12"><text:s/>Estimate:</text:p>
          </table:table-cell>
          <table:table-cell table:style-name="Table36.A1" office:value-type="string">
            <text:p text:style-name="P12"><text:s/>Actual:</text:p>
          </table:table-cell>
          <table:table-cell table:style-name="Table36.C1" office:value-type="string">
            <text:p text:style-name="P12"><text:s/>Priority:</text:p>
          </table:table-cell>
        </table:table-row>
        <table:table-row>
          <table:table-cell table:style-name="Table36.A2" office:value-type="string">
            <text:p text:style-name="P15">13</text:p>
          </table:table-cell>
          <table:table-cell table:style-name="Table36.B2" office:value-type="string">
            <text:p text:style-name="P16"/>
          </table:table-cell>
          <table:table-cell table:style-name="Table36.C2" office:value-type="string">
            <text:p text:style-name="P15">1</text:p>
          </table:table-cell>
        </table:table-row>
      </table:table>
      <text:list xml:id="list28363512" text:continue-numbering="true" text:style-name="L1">
        <text:list-item>
          <text:list>
            <text:list-item>
              <text:list>
                <text:list-header>
                  <text:p text:style-name="P32"><text:span text:style-name="T39">Formålet med denne story var at adskille, brugernes login med administratorernes. </text:span><text:span text:style-name="T28">Der sk</text:span><text:span text:style-name="T39">ul</text:span><text:span text:style-name="T28">l</text:span><text:span text:style-name="T39">e</text:span><text:span text:style-name="T28"> o</text:span>pret<text:span text:style-name="T28">tes database </text:span><text:span text:style-name="T39">tabeller</text:span> til <text:span text:style-name="T28">at håndtere</text:span> roller <text:span text:style-name="T28">i systemet.</text:span> <text:span text:style-name="T39">Når man loggede ind i systemet, skulle systemet undersøge om der var tale om en bruger eller administrator og derefter vise den tilhørende startside. </text:span></text:p>
                </text:list-header>
              </text:list>
            </text:list-item>
          </text:list>
        </text:list-item>
      </text:list>
      <text:p text:style-name="P10"/>
      <table:table table:name="Table53" table:style-name="Table53">
        <table:table-column table:style-name="Table53.A"/>
        <table:table-column table:style-name="Table53.B"/>
        <table:table-row>
          <table:table-cell table:style-name="Table53.A1" office:value-type="string">
            <text:p text:style-name="P12"><text:s/>Story Name: </text:p>
          </table:table-cell>
          <table:table-cell table:style-name="Table53.B1" office:value-type="string">
            <text:p text:style-name="P12"><text:s/>ID:</text:p>
          </table:table-cell>
        </table:table-row>
      </table:table>
      <table:table table:name="Table54" table:style-name="Table54">
        <table:table-column table:style-name="Table54.A"/>
        <table:table-column table:style-name="Table54.B"/>
        <table:table-row>
          <table:table-cell table:style-name="Table54.A1" office:value-type="string">
            <text:p text:style-name="P16"><text:s/><text:span text:style-name="T35">Graf</text:span><text:span text:style-name="T36">-</text:span><text:span text:style-name="T35">service </text:span></text:p>
          </table:table-cell>
          <table:table-cell table:style-name="Table54.B1" office:value-type="string">
            <text:p text:style-name="P16"><text:s/><text:span text:style-name="T37">1</text:span><text:span text:style-name="T35">4</text:span></text:p>
          </table:table-cell>
        </table:table-row>
      </table:table>
      <table:table table:name="Table55" table:style-name="Table55">
        <table:table-column table:style-name="Table55.A"/>
        <table:table-column table:style-name="Table55.B"/>
        <table:table-row>
          <table:table-cell table:style-name="Table55.A1" office:value-type="string">
            <text:p text:style-name="P12"><text:s/>As a</text:p>
          </table:table-cell>
          <table:table-cell table:style-name="Table55.B1" office:value-type="string">
            <text:p text:style-name="P16"><text:s/><text:span text:style-name="T35">Administrator</text:span></text:p>
          </table:table-cell>
        </table:table-row>
        <table:table-row>
          <table:table-cell table:style-name="Table55.A2" office:value-type="string">
            <text:p text:style-name="P12"><text:s/>I want to</text:p>
          </table:table-cell>
          <table:table-cell table:style-name="Table55.B3" office:value-type="string">
            <text:p text:style-name="P16"><text:span text:style-name="T37"><text:s/></text:span><text:span text:style-name="T35">Se hvilke stoppested</text:span><text:span text:style-name="T38">er</text:span><text:span text:style-name="T35">, der hører til hvilken zone</text:span></text:p>
          </table:table-cell>
        </table:table-row>
        <table:table-row>
          <table:table-cell table:style-name="Table55.A2" office:value-type="string">
            <text:p text:style-name="P12"><text:s/>So that</text:p>
          </table:table-cell>
          <table:table-cell table:style-name="Table55.B3" office:value-type="string">
            <text:p text:style-name="P17"><text:s/>Så man kan beregne rejserne korrekt</text:p>
          </table:table-cell>
        </table:table-row>
      </table:table>
      <table:table table:name="Table56" table:style-name="Table56">
        <table:table-column table:style-name="Table56.A"/>
        <table:table-column table:style-name="Table56.B"/>
        <table:table-column table:style-name="Table56.C"/>
        <table:table-row>
          <table:table-cell table:style-name="Table56.A1" office:value-type="string">
            <text:p text:style-name="P12"><text:s/>Estimate:</text:p>
          </table:table-cell>
          <table:table-cell table:style-name="Table56.A1" office:value-type="string">
            <text:p text:style-name="P12"><text:s/>Actual:</text:p>
          </table:table-cell>
          <table:table-cell table:style-name="Table56.C1" office:value-type="string">
            <text:p text:style-name="P12"><text:s/>Priority:</text:p>
          </table:table-cell>
        </table:table-row>
        <table:table-row>
          <table:table-cell table:style-name="Table56.A2" office:value-type="string">
            <text:p text:style-name="P15">40</text:p>
          </table:table-cell>
          <table:table-cell table:style-name="Table56.B2" office:value-type="string">
            <text:p text:style-name="P16"/>
          </table:table-cell>
          <table:table-cell table:style-name="Table56.C2" office:value-type="string">
            <text:p text:style-name="P15">4</text:p>
          </table:table-cell>
        </table:table-row>
      </table:table>
      <text:list xml:id="list28346948" text:continue-numbering="true" text:style-name="L1">
        <text:list-item>
          <text:list>
            <text:list-item>
              <text:list>
                <text:list-header>
                  <text:p text:style-name="P34">Dette var den mest komplek<text:span text:style-name="T40">s</text:span>e story i sprint 1. Idéen var at vi ville lave en repræse<text:span text:style-name="T40">n</text:span>tation at alle zonerne i NT's system ved hjælp af en graf. Ud fra denne graf skulle vi så kunne regne ud hvor mange zoner, der er mellem 2 stoppesteder (tjek-ind og tjek-ud punktet). </text:p>
                  <text:p text:style-name="P34">Hertil skulle vi bruge en masse data omkring alle stoppesteder, zoner og nabozoner. Digitaliseringsstyrelsens API havde disse oplysninger. Vi besluttede derfor at lave en metode til at konvertere JSON outputtet til data som kunne lægges ind i databasen.</text:p>
                  <text:p text:style-name="P34">Da dette var gjort skulle vi have lavet metoden som kunne bestemme afstanden mellem 2 stoppesteder, vi besluttede os for at bruge en version af dijkstras algoritme uden vægte på kanterne.</text:p>
                  <text:p text:style-name="P35">Vi havde besluttet at bruge par-program<text:span text:style-name="T41">m</text:span><text:span text:style-name="T40">er</text:span>ing for at implementere algoritmen, da vi regnede den for at være særdeles kritisk i forhold til vores system. Vi ville hermed både sikre, at der var mere end 1 person med viden omkring den specifikke story, men vi regnede også med at vi ville kunne drage nytte af, at 2 personer arbejdede på opgaven, i forhold til kompleksiteten. </text:p>
                  <text:p text:style-name="P33"><text:span text:style-name="T6">G</text:span><text:span text:style-name="T5">raf-servicen</text:span><text:span text:style-name="T6"> opgaven indeholdte også en del refactoring</text:span><text:span text:style-name="T5">. I starten skulle </text:span><text:span text:style-name="T6">metoden til zone-beregningne</text:span><text:span text:style-name="T5"> kun kunne sige hvor mange zoner der er mellem 2 vilkårlige </text:span><text:span text:style-name="T6">zoner</text:span><text:span text:style-name="T5">. Hvilket ikke indeholdt den prisberegning som skulle skrives ind senere.</text:span></text:p>
                  <text:p text:style-name="P36">Estimeringen af denne story viste sig at have været pessimistisk. Med 2 sæt øjne på opgaven, lavede vi algoritmen og sikrede os den virkede på omkring 10 timer, hvilket var en del under det forventede.</text:p>
                </text:list-header>
              </text:list>
            </text:list-item>
          </text:list>
        </text:list-item>
      </text:list>
      <text:h text:style-name="P44" text:outline-level="1"><text:soft-page-break/>Resume af Sprint 1</text:h>
      <text:p text:style-name="P8"><text:span text:style-name="T22">Tirsdag d. 3 december: </text:span><text:span text:style-name="T23">Opstartsdagen var plaget med problemer. Da vi først startede gik det op for </text:span><text:span text:style-name="T23">os at vi ikke havde aftalt en konkret mappe struktur til systemet. Det blev overset i sprint 0, hvor vi </text:span><text:span text:style-name="T23">ellers lige have indlagt en spike til at diskutere dette. Et andet problem som opstod var at vi ikke kunde på driveren til PostgreSql databasen til at arbejde sammen med vores ORM – </text:span><text:span text:style-name="T23">entityframework. Det var svært at forudsige, at der ville blive driver problemer, men det ville have været ideelt at teste igennem i et spike. Men det blev ikke vurderet som et sandsynligt problem hvilket er grunden til at vi ikke spikede på det. Dette forårsagede at forbindelsen mellem systemet og databasen ikke kunne oprettes på første dagen, hvilket gjorde at ingen af de i gang satte stories </text:span><text:span text:style-name="T23">kunne færdiggøres. Vi arbejdede rundt om dette med at en person stod for at designe og bygge databasen, mens de 2 andre lavede business-logic, repository og web til de aktive storries. Brugernes data lå i flere forskellige tabels på databsen, for at undgå null værdier mm. Det blev derfor nødtvendigt at have en diskussion om hvordan repositoryklasserne/userlogic skulle samles for at trække de nødvendige oplysninger ud omkring brugeren på en fornuftig måde. Løsningen blev at sammensætte user objektet af flere andre objekter fra de forskellige tabels. Således kunne vi undgå at hente mere data ud end nødvendigt. Der blev desuden oprettet unit-test klasser for storiesne. I slutningen af dagen var der undertasks, der var færdige, men ikke storries, da forbindelsen til databasen stadig ikke virkede. </text:span></text:p>
      <text:p text:style-name="P8"><text:span text:style-name="T22">Onsdag d. 4 december: </text:span><text:span text:style-name="T24">Dagen fortsatte med database problemer Morten og Mads satte sig sammen for at prøve at løse problemet, da dette nu sinkede os. </text:span><text:span text:style-name="T25">I mellemtiden blev der lavet views, model-klasser og mapping klasser klar til databasen. For ikke at falde bagud tog vi nye opgaver ind, og prøvede at lave så meget som muligt unden database forbindlse, der med overholdt vi ikke princippet med at man laver en opgave færdig, før man starter på en ny. Men i den sitiuation vi var i virkede det som det bedste alternativ. I slutningen af dagen virkede ORM</text:span><text:span text:style-name="T41">'</text:span><text:span text:style-name="T25">en stadig ikke – så vi besluttede os for at skifte teknologien ud, så vi kunne komme over problemerne. Vi var dog ikke håbløst bagefter, da vi havde været meget effektive med at trække nye storien ind. Var der mange subtasks, som var færdige. Vi besluttede at lave en vurdering af hvor mange points, der var manglede på de enkelte stories. Vi nedskrev derefter vores burndown udfra denne vurdering. Selvom det egentligt ikke er meningen, at man skal nedskrive burndownen, før man er helt færdig med en opgave, var vi enige om at vores beslutning ville give et mere retvisende billede af vores fremskidt. Vi fik desuden at vide i dag at leverandørene af vores RFID-chip som vi skulle bruge i projektet, sandsynligvis ikke ville komme. Hvilket gav anledning til at overveje hvordan vi så skulle simulere tjek ind / ud i senere opgaver.</text:span></text:p>
      <text:p text:style-name="P8"><text:span text:style-name="T22">Torsdag d. 5 decemebr: </text:span><text:span text:style-name="T25">Vi startede dagen med den gode nyhed at der var forbindelse til databasen, </text:span><text:soft-page-break/><text:span text:style-name="T25">hvilket betød at vi kunne færdiggøre flere storries. Morten og Chris Satte sig sammen for at pair-programme graf-servicen. Dette viste at at være et virkeligt godt valg, da opgaven blev løst meget </text:span><text:span text:style-name="T25">hurtigere end forventet, med 2 sæt øjne på opgaven. Vi brugte en del af dagen på at hente </text:span><text:span text:style-name="T25">informationer omkring stoppesteder og zoner fra digitaliserings styrrelsen, samt konvertere dem fra JSON til brugbar CSV, som kan ligge i databasen. </text:span></text:p>
      <text:p text:style-name="P8"><text:span text:style-name="T22">Fredag d. 6. december: </text:span><text:span text:style-name="T26">Dagen</text:span><text:span text:style-name="T25"> var præget af internetproblemer efter gårsdagens storm. Vi havde svært ved at udføre de sidste tests som manglede i vores validering af de sidste stories, </text:span><text:span text:style-name="T26">da vi ikke kunne forbindes til serveren.</text:span><text:span text:style-name="T25"> </text:span><text:span text:style-name="T26">Dette</text:span><text:span text:style-name="T25"> resulterede i at vi havde et lille hængeparti, som vi ville prøve at få lavet mandag. </text:span></text:p>
      <text:p text:style-name="P9"><text:span text:style-name="T23">Mandag d. 9 december: </text:span><text:span text:style-name="T25">Dagen gik med sprint-retrospektive, samt estimering og prioritering af det nye sprints stories. Vi valgte, at der hver uge skulle være en ny scrum-master så vi alle prøvede det. I slutningen af dagen havde vi halvanden time til at indhente hængepartiet fra sidste uge. Hvilket </text:span><text:span text:style-name="T25">blev nået. Så vi kunne gå ind til sprint 2 med en ren tavle. </text:span></text:p>
      <text:h text:style-name="P41" text:outline-level="1">Estimering</text:h>
      <text:p text:style-name="P4"><text:span text:style-name="T3">Vi </text:span><text:span text:style-name="T2">estimerede vores stories ved at gøre</text:span><text:span text:style-name="T3"> brug af planning poker. </text:span><text:span text:style-name="T2">Efter vi alle havde smidt vores kort havde vi en diskussion, for at argumentere for vores estimater. Herefter prøvede vi at spille vores kort igen. Ofte kom vi til enighed allerede her. Det var </text:span><text:span text:style-name="T4">sjældent</text:span><text:span text:style-name="T2"> at vores bud </text:span><text:span text:style-name="T4">adskilte</text:span><text:span text:style-name="T2"> til fra </text:span><text:span text:style-name="T4">hinanden</text:span><text:span text:style-name="T2"> med mere end et kort, hvilket gjorde at vi forud for diskussionen allerede kunne fornemme at vi havde den samme </text:span><text:span text:style-name="T4">opfattelse</text:span><text:span text:style-name="T2"> af storien. Efter tema XP havde vi valgt at være en del mere rundhåndede med storypoints, da temaugen fortalte os, at vores oprindelige estimater var alt for </text:span><text:span text:style-name="T4">optimistiske.</text:span></text:p>
      <text:p text:style-name="P1">Vi valgte at prioritere vores stories ud fra sort-by-value princippet – stories som havde stor vigtighed for systemets salgbarhed og forretningsværdi blev prioriteret over tekniske svære stories.</text:p>
      <text:p text:style-name="P2">I slutningen af dagen havde vi planlagt hele sprintet: 63 story points, fordelt på 5 stories. Vores daglige velocity blev beregnet til 15 points/dag. Vi mente alle at dette var realistisk, givet vores estimater.</text:p>
      <text:h text:style-name="P45" text:outline-level="1">Morgenmøder</text:h>
      <text:p text:style-name="P6">Hver morgen klokken 9:00 holdt gruppen morgenmøde. Formålet med dette var at sikre de andre i gruppen kendte til de andres opgaver, samt hvilke problemer, der havde været i forbindelsen med den konkrete opgave. Herefter skulle den enkelte person redegøre for hvad man havde tænkt sig at lave den efterfølgende dag. Det var på morgenmøderne hvor der internt blev aftalt hvilke opgaver, <text:soft-page-break/>hvor der var behov for pairprogramming og hvordan vi ville teste opgaverne. Vi holdt alle møderne i sprint 1 som stand-up møder, for at sikre at mødet varrighed, ikke trak ud, længere end det var nødvendigt.</text:p>
      <text:p text:style-name="P5">I slutningen af mødet nedskrev vi vores burndown. Normalt nedskriver man først sin burndown når en opgave er helt færdig. Vi kunne dog ikke lide denne metode, da den ville resultere i en misvisende graf, hvor det ville se ud som om vi altid var bagud. Vi valgte derfor at vurdere hvor langt vi var nået med en story, i slutningen af hver dag. Hvorefter vi nedskrev burndownen med et tilsvarende antal points. Vi var alle enige om at denne metode skabte en bedre representation af arbejdet på burndownen. <text:span text:style-name="T21">Se billedet [burndown, week 49]</text:span></text:p>
      <text:p text:style-name="P7"><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span text:style-name="T30">B</text:span>illede [Burndown, week 49] <text:span text:style-name="T30">Dag 1: 63 points. Dag 2: 63 points. Dag 3: 34 points. Dag 4: 14 points. Dag 5: 5 points.</text:span></text:p>
      <text:h text:style-name="P42" text:outline-level="1">Vidensdeling</text:h>
      <text:p text:style-name="P21">Vidensdeling var i fokus igennem hele forløbet. Vi sikrede at en fornuftig vidensdeling v<text:span text:style-name="T41">ed</text:span> at implementere flere forskellige tiltag. Det første punkt var morgenmøderne, hvor man frit kunne spørge ind til en persons arbejde dagen før, hvis man følte at emnet godt måtte blive uddybet for at skabe en bedrer forståelse på tværs af gruppen.</text:p>
      <text:p text:style-name="P21">Vi brugte også <text:span text:style-name="T41">p</text:span>ar-programm<text:span text:style-name="T41">er</text:span>ing til at skabe en sund vidensdeling. I særlige <text:span text:style-name="T41">system</text:span>kritiske o<text:span text:style-name="T41">pgaver</text:span> besluttede vi, at det var fornuftigt hele tiden <text:span text:style-name="T41">at have </text:span>2 sæt øjne på opgaven af gangen. Herved opnåede vi at der ikke var en enkelt person, som sad med kritisk viden omkring systemet. <text:span text:style-name="T41">Hvorved arbejdet kunne fortsætte i personens fravær.</text:span> Det blev i sær brugt på de opgaver som blev <text:soft-page-break/>betegnet som de mest komplekse, og de storries som stod for kernefunktionaliteten f.eks graf-servicen.</text:p>
      <text:p text:style-name="P21"><text:span text:style-name="T41">En f</text:span>ordel ved at sidde i en lille gruppen på tre mand og udvikle er, at man ikke holder sig tilbage med at stille spørgsmål. Om det så er tekniske spørgsmål eller afklaring af indholdet af en bestemt opgave. Når man tilretteligger arbejdsmiljøet således, kommer der naturligt også en fælles forståelse af hvad de andre personer i gruppen laver. Dette sætter dog krav til medlemmerne i gruppen. De skal kunne håndtere at have flere bolde i luften af gangen, uden at det distrahere deres arbejde i større grad. Det er en balancegang, som vi dog i sidste ende var enige om fungerede godt.</text:p>
      <text:h text:style-name="P43" text:outline-level="1"><text:span text:style-name="T17">Retrospe</text:span><text:span text:style-name="T18">ctive</text:span></text:h>
      <text:p text:style-name="P22">I slutningen af sprintet skulle vi lave et retrospective. Her skulle vi kategorisere hvordan vi synes at vi havde brugt de forskellige pra<text:span text:style-name="T40">k</text:span>ti<text:span text:style-name="T40">k</text:span>e<text:span text:style-name="T40">r</text:span> fra XP, samt hvordan vi synes arbejdet var gået generelt. Herunder skulle vi også komme med forslag til hvordan processen kunne forbedres til næste sprint.</text:p>
      <text:p text:style-name="P23">De gode ting: </text:p>
      <text:list xml:id="list27613745" text:style-name="L2">
        <text:list-item>
          <text:p text:style-name="P24">Vi var glade for vores estimering og velocity, da de hang godt sammen. Det lykkedes os at tage en passende mængde stories ind i sprintet, så vi ikke var håbløst bagefter. Vi skulle omvendt heller ikke tage flere opgaver ind i sprintet, så vi har godt tilfredse, selvom vi måske ville have været foran hvis det ikke havde været for opstartsproblemer i starten af sprintet.</text:p>
        </text:list-item>
        <text:list-item>
          <text:p text:style-name="P24">Vores brug af par-programm<text:span text:style-name="T41">er</text:span>ing var vi også glade for. I stedet for at bruge det hele tiden, havde vi fra starten af sagt at par<text:span text:style-name="T40">-</text:span>programm<text:span text:style-name="T41">er</text:span>ing skulle bruge selektivt, når der var brug for det. Da det ellers ville sinke vores tempo, i forhold til hvad vi kunne få ud af det.</text:p>
        </text:list-item>
      </text:list>
      <text:p text:style-name="P23">Ting der kunne være bedre:</text:p>
      <text:list xml:id="list27634547" text:style-name="L3">
        <text:list-item>
          <text:p text:style-name="P25">Planlægning af spikes <text:span text:style-name="T29">kan forbedres. Vi stødte ind i en masse tidskrævende problemer i sprintet, fordi vi ikke havde været opmærksomme nok på eventuelle tekniske udfordringer.</text:span></text:p>
        </text:list-item>
        <text:list-item>
          <text:p text:style-name="P25">Morgenmøder<text:span text:style-name="T29">ne blev kritiseret for at være for løse, uden nogen fast agenda. Det var derfor ikke alle, der følte, at møderne gav ret meget til forståelsen af de andre gruppemedlemmers arbejde. </text:span></text:p>
        </text:list-item>
        <text:list-item>
          <text:p text:style-name="P25">Fælles kodeforståelse</text:p>
        </text:list-item>
        <text:list-item>
          <text:p text:style-name="P25">Process dokumentation</text:p>
        </text:list-item>
      </text:list>
      <text:p text:style-name="P23">Forbedringsforslag</text:p>
      <text:list xml:id="list27623129" text:style-name="L4">
        <text:list-item>
          <text:p text:style-name="P28"><text:soft-page-break/>Fast agenda ved morgenmøderne, <text:span text:style-name="T29">for at skabe orden og overblik. </text:span></text:p>
        </text:list-item>
        <text:list-item>
          <text:p text:style-name="P28">Processdokumentation skal forbedres, <text:span text:style-name="T29">da den mest har bestået i en enkelt logbog.</text:span></text:p>
        </text:list-item>
        <text:list-item>
          <text:p text:style-name="P28">Blive bedre til at forud se problemer, som kan løses med spikes.</text:p>
        </text:list-item>
      </text:list>
      <text:h text:style-name="P46" text:outline-level="3"><text:span text:style-name="T19">S</text:span><text:span text:style-name="T20">pikes</text:span></text:h>
      <text:p text:style-name="P26"><text:span text:style-name="T42">Vi løb ind i en del problemer løbet af sprint 1. En del af disse blev foranlediget af at vi ikke have været tilstrækkelige grundige i vores planlægning op til sprint 1. </text:span><text:span text:style-name="T43">Vi havde en del tekniske problemer med at få vores ORM til at arbejde sammen med den planlagte </text:span><text:span text:style-name="T41">P</text:span><text:span text:style-name="T43">ostgr</text:span><text:span text:style-name="T41">SQL</text:span><text:span text:style-name="T43"> database. Dette var et problem som kostede os meget tid, fordi vi ikke havde sat tid af til at afprøve alternativer. Det endte dog med at vi blev nødt til at gå over til en tidligere kendt teknologi, da vi blev presset på tid.</text:span></text:p>
      <text:p text:style-name="P27">Et andet problem som kunne have været undgået med en spike var vores planlægning af systemets mappe struktur. Da vi skulle til at i gang med at kode, blev spørgsmålet lige pludselig meget relevant, da vi gerne ville starte ud med en fornuftig og gennemtænkt struktur, som kunne bruges igennem alle 3 sprint. Dette kostede også en smule t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ohit Hindi" svg:font-family="'Lohit Hindi'"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1.27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style>
    <style:style style:name="Outline_20_3" style:display-name="Outline 3" style:family="paragraph" style:parent-style-name="Outline_20_2">
      <style:paragraph-properties fo:margin-top="0cm" fo:margin-bottom="0.3cm" style:contextual-spacing="false"/>
    </style:style>
    <style:style style:name="Outline_20_4" style:display-name="Outline 4" style:family="paragraph" style:parent-style-name="Outline_20_3">
      <style:paragraph-properties fo:margin-top="0cm" fo:margin-bottom="0.199cm" style:contextual-spacing="false"/>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text-properties fo:font-size="20pt" style:font-size-asian="20pt" style:font-size-complex="20pt"/>
    </style:style>
    <style:style style:name="Outline_20_9" style:display-name="Outline 9" style:family="paragraph" style:parent-style-name="Outline_20_8"/>
    <style:style style:name="Inspiration_7e_LT_7e_Gliederung_20_1" style:display-name="Inspiration~LT~Gliederung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Inspiration_7e_LT_7e_Gliederung_20_2" style:display-name="Inspiration~LT~Gliederung 2" style:family="paragraph" style:parent-style-name="Inspiration_7e_LT_7e_Gliederung_20_1">
      <style:paragraph-properties fo:margin-top="0cm" fo:margin-bottom="0.4cm" style:contextual-spacing="false"/>
    </style:style>
    <style:style style:name="Inspiration_7e_LT_7e_Gliederung_20_3" style:display-name="Inspiration~LT~Gliederung 3" style:family="paragraph" style:parent-style-name="Inspiration_7e_LT_7e_Gliederung_20_2">
      <style:paragraph-properties fo:margin-top="0cm" fo:margin-bottom="0.3cm" style:contextual-spacing="false"/>
    </style:style>
    <style:style style:name="Inspiration_7e_LT_7e_Gliederung_20_4" style:display-name="Inspiration~LT~Gliederung 4" style:family="paragraph" style:parent-style-name="Inspiration_7e_LT_7e_Gliederung_20_3">
      <style:paragraph-properties fo:margin-top="0cm" fo:margin-bottom="0.199cm" style:contextual-spacing="false"/>
    </style:style>
    <style:style style:name="Inspiration_7e_LT_7e_Gliederung_20_5" style:display-name="Inspiration~LT~Gliederung 5" style:family="paragraph" style:parent-style-name="Inspiration_7e_LT_7e_Gliederung_20_4">
      <style:paragraph-properties fo:margin-top="0cm" fo:margin-bottom="0.101cm" style:contextual-spacing="false"/>
    </style:style>
    <style:style style:name="Inspiration_7e_LT_7e_Gliederung_20_6" style:display-name="Inspiration~LT~Gliederung 6" style:family="paragraph" style:parent-style-name="Inspiration_7e_LT_7e_Gliederung_20_5"/>
    <style:style style:name="Inspiration_7e_LT_7e_Gliederung_20_7" style:display-name="Inspiration~LT~Gliederung 7" style:family="paragraph" style:parent-style-name="Inspiration_7e_LT_7e_Gliederung_20_6"/>
    <style:style style:name="Inspiration_7e_LT_7e_Gliederung_20_8" style:display-name="Inspiration~LT~Gliederung 8" style:family="paragraph" style:parent-style-name="Inspiration_7e_LT_7e_Gliederung_20_7">
      <style:text-properties fo:font-size="20pt" style:font-size-asian="20pt" style:font-size-complex="20pt"/>
    </style:style>
    <style:style style:name="Inspiration_7e_LT_7e_Gliederung_20_9" style:display-name="Inspiration~LT~Gliederung 9" style:family="paragraph" style:parent-style-name="Inspiration_7e_LT_7e_Gliederung_20_8"/>
    <style:style style:name="Inspiration_7e_LT_7e_Titel" style:display-name="Inspiration~LT~Titel"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Untertitel" style:display-name="Inspiration~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Notizen" style:display-name="Inspiration~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Inspiration_7e_LT_7e_Hintergrundobjekte" style:display-name="Inspiration~LT~Hintergrundobjekte" style:family="paragraph">
      <style:paragraph-properties style:text-autospace="none"/>
      <style:text-properties style:letter-kerning="true"/>
    </style:style>
    <style:style style:name="Inspiration_7e_LT_7e_Hintergrund" style:display-name="Inspiration~LT~Hintergrund" style:family="paragraph">
      <style:paragraph-properties style:text-autospace="none"/>
      <style:text-properties style:letter-kerning="true"/>
    </style:style>
    <style:style style:name="Table_20_Contents" style:display-name="Table Contents" style:family="paragraph" style:parent-style-name="Standard" style:class="extra">
      <style:paragraph-properties text:number-lines="false" text:line-number="0"/>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0M50S</meta:editing-duration>
    <meta:editing-cycles>41</meta:editing-cycles>
    <meta:generator>LibreOffice/3.6$Windows_x86 LibreOffice_project/e29a214-2bbed72-0621de6-a97528c-8f066d</meta:generator>
    <dc:date>2014-01-06T08:20:41.85</dc:date>
    <meta:document-statistic meta:table-count="20" meta:image-count="0" meta:object-count="1" meta:page-count="8" meta:paragraph-count="125" meta:word-count="2794" meta:character-count="16585" meta:non-whitespace-character-count="138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057cm" svg:y="3.925cm" style:legend-expansion="high" chart:style-name="ch2"/>
        <chart:plot-area chart:style-name="ch3" chart:data-source-has-labels="both" svg:x="1.357cm" svg:y="0.851cm" svg:width="9.062cm" svg:height="6.961cm">
          <chartooo:coordinate-region svg:x="1.978cm" svg:y="1.063cm" svg:width="8.347cm" svg:height="6.076cm"/>
          <chart:axis chart:dimension="x" chart:name="primary-x" chart:style-name="ch4" chartooo:axis-type="text">
            <chart:title svg:x="4.693cm" svg:y="7.992cm" chart:style-name="ch5">
              <text:p>Tidslinie (dage)</text:p>
            </chart:title>
            <chart:categories table:cell-range-address="local-table.$A$2:.$A$6"/>
          </chart:axis>
          <chart:axis chart:dimension="y" chart:name="primary-y" chart:style-name="ch4">
            <chart:title svg:x="0.451cm" svg:y="6.267cm" chart:style-name="ch6">
              <text:p>Opgave estimater (points)</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deele points per dag</text:p>
              </table:table-cell>
              <table:table-cell office:value-type="string">
                <text:p>Faktiske points per dag</text:p>
              </table:table-cell>
            </table:table-row>
          </table:table-header-rows>
          <table:table-rows>
            <table:table-row>
              <table:table-cell office:value-type="string">
                <text:p>1</text:p>
              </table:table-cell>
              <table:table-cell office:value-type="float" office:value="63">
                <text:p>63</text:p>
              </table:table-cell>
              <table:table-cell office:value-type="float" office:value="63">
                <text:p>63</text:p>
              </table:table-cell>
            </table:table-row>
            <table:table-row>
              <table:table-cell office:value-type="string">
                <text:p>2</text:p>
              </table:table-cell>
              <table:table-cell office:value-type="float" office:value="47.25">
                <text:p>47.25</text:p>
              </table:table-cell>
              <table:table-cell office:value-type="float" office:value="63">
                <text:p>63</text:p>
              </table:table-cell>
            </table:table-row>
            <table:table-row>
              <table:table-cell office:value-type="string">
                <text:p>3</text:p>
              </table:table-cell>
              <table:table-cell office:value-type="float" office:value="31.5">
                <text:p>31.5</text:p>
              </table:table-cell>
              <table:table-cell office:value-type="float" office:value="34">
                <text:p>34</text:p>
              </table:table-cell>
            </table:table-row>
            <table:table-row>
              <table:table-cell office:value-type="string">
                <text:p>4</text:p>
              </table:table-cell>
              <table:table-cell office:value-type="float" office:value="15.75">
                <text:p>15.75</text:p>
              </table:table-cell>
              <table:table-cell office:value-type="float" office:value="14">
                <text:p>14</text:p>
              </table:table-cell>
            </table:table-row>
            <table:table-row>
              <table:table-cell office:value-type="string">
                <text:p>5</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